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akula" svg:font-family="Nakula"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cm"/>
      <style:paragraph-properties style:writing-mode="lr-tb"/>
    </style:style>
    <style:style style:name="gr2" style:family="graphic" style:parent-style-name="standard">
      <style:graphic-properties draw:stroke="none" svg:stroke-color="#000000" draw:fill="none" draw:fill-color="#ffffff" fo:min-height="0.712cm"/>
      <style:paragraph-properties style:writing-mode="lr-tb"/>
    </style:style>
    <style:style style:name="gr3" style:family="graphic" style:parent-style-name="standard">
      <style:graphic-properties draw:textarea-horizontal-align="justify" draw:textarea-vertical-align="middle" draw:auto-grow-height="false" fo:min-height="2.428cm" fo:min-width="3.648cm" fo:wrap-option="wrap"/>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textarea-horizontal-align="justify" draw:textarea-vertical-align="middle" draw:auto-grow-height="false" fo:min-height="3.243cm" fo:min-width="2.841cm"/>
      <style:paragraph-properties style:writing-mode="lr-tb"/>
    </style:style>
    <style:style style:name="gr6" style:family="graphic" style:parent-style-name="standard" style:list-style-name="L1">
      <style:graphic-properties draw:textarea-horizontal-align="justify" draw:textarea-vertical-align="middle" draw:auto-grow-height="false" fo:min-height="4.196cm" fo:min-width="2.205cm"/>
      <style:paragraph-properties style:writing-mode="lr-tb"/>
    </style:style>
    <style:style style:name="gr7" style:family="graphic" style:parent-style-name="standard">
      <style:graphic-properties draw:textarea-horizontal-align="justify" draw:textarea-vertical-align="middle" draw:auto-grow-height="false" fo:min-height="1.277cm" fo:min-width="2.993cm"/>
      <style:paragraph-properties style:writing-mode="lr-tb"/>
    </style:style>
    <style:style style:name="gr8" style:family="graphic" style:parent-style-name="standard">
      <style:graphic-properties draw:stroke="none" svg:stroke-color="#000000" draw:fill="none" draw:fill-color="#ffffff" fo:min-height="1.02cm"/>
      <style:paragraph-properties style:writing-mode="lr-tb"/>
    </style:style>
    <style:style style:name="P1" style:family="paragraph">
      <loext:graphic-properties draw:fill="none" draw:fill-color="#ffffff"/>
    </style:style>
    <style:style style:name="P2" style:family="paragraph">
      <style:text-properties fo:font-size="15pt" style:font-size-asian="15pt" style:font-size-complex="15pt"/>
    </style:style>
    <style:style style:name="P3" style:family="paragraph">
      <loext:graphic-properties draw:fill="none" draw:fill-color="#ffffff"/>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margin-left="0cm" fo:margin-right="0cm" fo:margin-top="0cm" fo:margin-bottom="0cm" fo:line-height="100%" fo:text-align="center" fo:text-indent="0cm"/>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style:font-name="Nakul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127cm" svg:height="0.962cm" svg:x="2.27cm" svg:y="1.952cm">
          <draw:text-box>
            <text:p/>
          </draw:text-box>
        </draw:frame>
        <draw:frame draw:style-name="gr2" draw:text-style-name="P3" draw:layer="layout" svg:width="6.668cm" svg:height="0.962cm" svg:x="6.397cm" svg:y="4.483cm">
          <draw:text-box>
            <text:p text:style-name="P2"><text:span text:style-name="T1">Data Set – CSV file</text:span></text:p>
          </draw:text-box>
        </draw:frame>
        <draw:custom-shape draw:style-name="gr3" draw:text-style-name="P4" xml:id="id2" draw:id="id2" draw:layer="layout" svg:width="6.35cm" svg:height="4.128cm" svg:x="9.572cm" svg:y="9.254cm">
          <text:p text:style-name="P4">Python ML Mode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4" draw:layer="layout" svg:x1="3.405cm" svg:y1="8.302cm" svg:x2="9.572cm" svg:y2="11.318cm" draw:start-shape="id1" draw:start-glue-point="7" draw:end-shape="id2" draw:end-glue-point="3" svg:d="M3405 8302v3016h6167" svg:viewBox="0 0 6168 3017">
          <text:p/>
        </draw:connector>
        <draw:connector draw:style-name="gr4" draw:text-style-name="P4" draw:layer="layout" svg:x1="5.445cm" svg:y1="16.875cm" svg:x2="12.747cm" svg:y2="13.382cm" draw:start-shape="id3" draw:start-glue-point="7" draw:end-shape="id2" draw:end-glue-point="2" svg:d="M5445 16875h7302v-3493" svg:viewBox="0 0 7303 3494">
          <text:p/>
        </draw:connector>
        <draw:custom-shape draw:style-name="gr5" draw:text-style-name="P5" xml:id="id4" draw:id="id4" draw:layer="layout" svg:width="5.08cm" svg:height="3.492cm" svg:x="21.002cm" svg:y="9.573cm">
          <text:p text:style-name="P5"><text:span text:style-name="T1">Display Prediction if Pens win</text:span></text:p>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6" draw:text-style-name="P6" xml:id="id1" draw:id="id1" draw:layer="layout" svg:width="4.445cm" svg:height="4.445cm" svg:x="1.635cm" svg:y="3.857cm">
          <text:p text:style-name="P6"><text:span text:style-name="T2">Pens last 500 games stats</text:span></text:p>
          <text:p text:style-name="P6"><text:span text:style-name="T2"/></text:p>
          <text:p text:style-name="P6"><text:span text:style-name="T2">Opponents</text:span></text:p>
          <text:p text:style-name="P6"><text:span text:style-name="T2">Goals For</text:span></text:p>
          <text:p text:style-name="P6"><text:span text:style-name="T2">Goals Against</text:span></text:p>
          <text:p text:style-name="P6"><text:span text:style-name="T2">Outcome</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7" draw:text-style-name="P4" xml:id="id3" draw:id="id3" draw:layer="layout" svg:width="3.492cm" svg:height="1.905cm" svg:x="1.953cm" svg:y="15.922cm">
          <text:p text:style-name="P6"><text:span text:style-name="T2">User Input</text:span></text:p>
          <text:p text:style-name="P6"><text:span text:style-name="T2">Opposing Team</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4" draw:text-style-name="P4" draw:layer="layout" svg:x1="21.002cm" svg:y1="11.319cm" svg:x2="15.922cm" svg:y2="11.318cm" draw:start-shape="id4" draw:start-glue-point="5" draw:end-shape="id2" draw:end-glue-point="1" svg:d="M21002 11319h-2539v-1h-2541" svg:viewBox="0 0 5081 2">
          <text:p/>
        </draw:connector>
        <draw:frame draw:style-name="gr2" draw:text-style-name="P3" draw:layer="layout" svg:width="6.668cm" svg:height="0.962cm" svg:x="1.634cm" svg:y="18.453cm">
          <draw:text-box>
            <text:p text:style-name="P2"><text:span text:style-name="T1">Currently Terminal base</text:span></text:p>
          </draw:text-box>
        </draw:frame>
        <draw:frame draw:style-name="gr2" draw:text-style-name="P3" draw:layer="layout" svg:width="6.668cm" svg:height="0.962cm" svg:x="20.049cm" svg:y="13.69cm">
          <draw:text-box>
            <text:p text:style-name="P2"><text:span text:style-name="T1">Currently Terminal base</text:span></text:p>
          </draw:text-box>
        </draw:frame>
        <draw:frame draw:style-name="gr2" draw:text-style-name="P3" draw:layer="layout" svg:width="5.716cm" svg:height="0.962cm" svg:x="6.396cm" svg:y="13.373cm">
          <draw:text-box>
            <text:p text:style-name="P2"><text:span text:style-name="T1">Python 3 in VS Code</text:span></text:p>
          </draw:text-box>
        </draw:frame>
        <draw:frame draw:style-name="gr8" draw:text-style-name="P1" draw:layer="layout" svg:width="10.477cm" svg:height="1.318cm" svg:x="7.985cm" svg:y="1.635cm">
          <draw:text-box>
            <text:p><text:span text:style-name="T3">Pittsburgh Penguins Win ML Model</text:span>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akula" svg:font-family="Nakula"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17T14:07:11.204300803</meta:creation-date>
    <dc:date>2022-10-17T14:24:43.009701992</dc:date>
    <meta:editing-duration>PT7M21S</meta:editing-duration>
    <meta:editing-cycles>1</meta:editing-cycles>
    <meta:document-statistic meta:object-count="13"/>
    <meta:generator>LibreOffice/7.3.6.2$Linux_X86_64 LibreOffice_project/30$Build-2</meta:generator>
  </office:meta>
</office:document-meta>
</file>